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3333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none" fo:min-height="2.719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508cm"/>
    </style:style>
    <style:style style:name="gr6" style:family="graphic" style:parent-style-name="standard">
      <style:graphic-properties draw:stroke="none" svg:stroke-color="#000000" draw:fill="none" draw:fill-color="#ffffff" fo:min-height="1.909cm"/>
    </style:style>
    <style:style style:name="gr7" style:family="graphic" style:parent-style-name="standard">
      <style:graphic-properties draw:stroke="none" draw:fill="none" fo:min-height="2.846cm"/>
    </style:style>
    <style:style style:name="gr8" style:family="graphic" style:parent-style-name="standard">
      <style:graphic-properties draw:fill="solid" draw:fill-color="#00ccff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ccffcc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fo:min-height="1.397cm"/>
    </style:style>
    <style:style style:name="gr11" style:family="graphic" style:parent-style-name="standard">
      <style:graphic-properties draw:stroke="none" svg:stroke-color="#000000" draw:fill="none" draw:fill-color="#ffffff" fo:min-height="1.01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389cm" svg:height="1.778cm" svg:x="2.834cm" svg:y="3.794cm">
          <text:p text:style-name="P1"><text:span text:style-name="T1">Start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1" xml:id="id2" draw:id="id2" draw:layer="layout" svg:width="5.334cm" svg:height="4.064cm" svg:x="2.397cm" svg:y="6.969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3" draw:text-style-name="P3" xml:id="id19" draw:id="id19" draw:layer="layout" svg:width="3.626cm" svg:height="2.969cm" svg:x="3.159cm" svg:y="7.858cm">
          <draw:text-box>
            <text:p text:style-name="P1"><text:span text:style-name="T2">Key Cipher</text:span></text:p>
            <text:p text:style-name="P1"><text:span text:style-name="T2">or</text:span></text:p>
            <text:p text:style-name="P1"><text:span text:style-name="T2">Rail Fence Cipher?</text:span></text:p>
          </draw:text-box>
        </draw:frame>
        <draw:connector draw:style-name="gr4" draw:text-style-name="P1" draw:layer="layout" draw:type="line" svg:x1="5.029cm" svg:y1="5.572cm" svg:x2="5.064cm" svg:y2="6.969cm" draw:start-shape="id1" draw:start-glue-point="6" draw:end-shape="id2" draw:end-glue-point="4" svg:d="M5029 5572l35 1397" svg:viewBox="0 0 36 1398">
          <text:p/>
        </draw:connector>
        <draw:frame draw:style-name="gr5" draw:layer="layout" svg:width="4.699cm" svg:height="0.962cm" svg:x="5.445cm" svg:y="11.214cm">
          <draw:text-box>
            <text:p>Key Cipher</text:p>
          </draw:text-box>
        </draw:frame>
        <draw:connector draw:style-name="gr4" draw:text-style-name="P1" draw:layer="layout" draw:type="line" svg:x1="7.731cm" svg:y1="9.001cm" svg:x2="18.766cm" svg:y2="8.874cm" draw:start-shape="id2" draw:start-glue-point="7" draw:end-shape="id3" draw:end-glue-point="5" svg:d="M7731 9001l11035-127" svg:viewBox="0 0 11036 128">
          <text:p/>
        </draw:connector>
        <draw:frame draw:style-name="gr6" draw:layer="layout" svg:width="10.795cm" svg:height="2.159cm" svg:x="7.858cm" svg:y="7.858cm">
          <draw:text-box>
            <text:p>Rail Fence Cipher</text:p>
          </draw:text-box>
        </draw:frame>
        <draw:custom-shape draw:style-name="gr2" draw:text-style-name="P1" xml:id="id9" draw:id="id9" draw:layer="layout" svg:width="5.334cm" svg:height="4.064cm" svg:x="2.27cm" svg:y="13.192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7" draw:text-style-name="P3" xml:id="id4" draw:id="id4" draw:layer="layout" svg:width="3.626cm" svg:height="3.096cm" svg:x="3.032cm" svg:y="13.954cm">
          <draw:text-box>
            <text:p text:style-name="P1"><text:span text:style-name="T2">Ask user</text:span></text:p>
            <text:p text:style-name="P1"><text:span text:style-name="T2"><text:s/></text:span><text:span text:style-name="T2">whether to</text:span></text:p>
            <text:p text:style-name="P1"><text:span text:style-name="T2"><text:s/></text:span><text:span text:style-name="T2">encrypt or</text:span></text:p>
            <text:p text:style-name="P1"><text:span text:style-name="T2"><text:s/></text:span><text:span text:style-name="T2">decrypt</text:span></text:p>
          </draw:text-box>
        </draw:frame>
        <draw:custom-shape draw:style-name="gr8" draw:text-style-name="P4" xml:id="id5" draw:id="id5" draw:layer="layout" svg:width="5.461cm" svg:height="2.54cm" svg:x="2.157cm" svg:y="19.288cm">
          <text:p text:style-name="P1"><text:span text:style-name="T3">Enter the keyword </text:span></text:p>
          <text:p text:style-name="P1"><text:span text:style-name="T3">and location</text:span></text:p>
          <text:p text:style-name="P1"><text:span text:style-name="T3">of <text:s/>text file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9" draw:text-style-name="P1" xml:id="id6" draw:id="id6" draw:layer="layout" svg:width="4.699cm" svg:height="2.667cm" svg:x="2.524cm" svg:y="23.86cm">
          <text:p text:style-name="P1">Encryptio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4" xml:id="id7" draw:id="id7" draw:layer="layout" svg:width="5.461cm" svg:height="2.54cm" svg:x="2.143cm" svg:y="28.686cm">
          <text:p text:style-name="P1"><text:span text:style-name="T3">Save Output as </text:span></text:p>
          <text:p text:style-name="P1"><text:span text:style-name="T3">encrypted.txt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2" xml:id="id8" draw:id="id8" draw:layer="layout" svg:width="4.572cm" svg:height="1.778cm" svg:x="18.399cm" svg:y="38.465cm">
          <text:p text:style-name="P1"><text:span text:style-name="T1">Stop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4" draw:text-style-name="P1" draw:layer="layout" draw:type="line" svg:x1="4.845cm" svg:y1="17.05cm" svg:x2="4.888cm" svg:y2="19.288cm" draw:start-shape="id4" draw:start-glue-point="2" draw:end-shape="id5" draw:end-glue-point="5" svg:d="M4845 17050l43 2238" svg:viewBox="0 0 44 2239">
          <text:p/>
        </draw:connector>
        <draw:connector draw:style-name="gr4" draw:text-style-name="P1" draw:layer="layout" draw:type="line" svg:x1="4.888cm" svg:y1="21.828cm" svg:x2="4.874cm" svg:y2="23.86cm" draw:start-shape="id5" draw:start-glue-point="8" draw:end-shape="id6" draw:end-glue-point="4" svg:d="M4888 21828l-14 2032" svg:viewBox="0 0 15 2033">
          <text:p/>
        </draw:connector>
        <draw:connector draw:style-name="gr4" draw:text-style-name="P1" draw:layer="layout" draw:type="line" svg:x1="4.874cm" svg:y1="26.527cm" svg:x2="4.874cm" svg:y2="28.686cm" draw:start-shape="id6" draw:start-glue-point="6" draw:end-shape="id7" draw:end-glue-point="5" svg:d="M4874 26527v2159" svg:viewBox="0 0 1 2160">
          <text:p/>
        </draw:connector>
        <draw:connector draw:style-name="gr4" draw:text-style-name="P1" draw:layer="layout" svg:x1="4.317cm" svg:y1="31.226cm" svg:x2="18.399cm" svg:y2="39.354cm" draw:start-shape="id7" draw:start-glue-point="7" draw:end-shape="id8" draw:end-glue-point="5" svg:d="M4317 31226v8128h14082" svg:viewBox="0 0 14083 8129">
          <text:p/>
        </draw:connector>
        <draw:frame draw:style-name="gr10" draw:layer="layout" svg:width="4.699cm" svg:height="1.647cm" svg:x="5.191cm" svg:y="17.133cm">
          <draw:text-box>
            <text:p>Encryption</text:p>
          </draw:text-box>
        </draw:frame>
        <draw:custom-shape draw:style-name="gr8" draw:text-style-name="P4" xml:id="id10" draw:id="id10" draw:layer="layout" svg:width="5.461cm" svg:height="2.54cm" svg:x="9.636cm" svg:y="13.954cm">
          <text:p text:style-name="P1"><text:span text:style-name="T3">Enter the keyword </text:span></text:p>
          <text:p text:style-name="P1"><text:span text:style-name="T3">and location</text:span></text:p>
          <text:p text:style-name="P1"><text:span text:style-name="T3">of <text:s/>text file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9" draw:text-style-name="P1" xml:id="id11" draw:id="id11" draw:layer="layout" svg:width="4.699cm" svg:height="2.667cm" svg:x="10.017cm" svg:y="20.05cm">
          <text:p text:style-name="P1">Decryptio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4" xml:id="id12" draw:id="id12" draw:layer="layout" svg:width="5.461cm" svg:height="2.54cm" svg:x="9.636cm" svg:y="26.4cm">
          <text:p text:style-name="P1"><text:span text:style-name="T3">Save Output as </text:span></text:p>
          <text:p text:style-name="P1"><text:span text:style-name="T3">decrypted.txt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4" draw:text-style-name="P1" draw:layer="layout" draw:type="line" svg:x1="7.604cm" svg:y1="15.224cm" svg:x2="10.182cm" svg:y2="15.224cm" draw:start-shape="id9" draw:start-glue-point="7" draw:end-shape="id10" draw:end-glue-point="6" svg:d="M7604 15224h2578" svg:viewBox="0 0 2579 1">
          <text:p/>
        </draw:connector>
        <draw:connector draw:style-name="gr4" draw:text-style-name="P1" draw:layer="layout" draw:type="line" svg:x1="12.367cm" svg:y1="16.494cm" svg:x2="12.366cm" svg:y2="20.05cm" draw:start-shape="id10" draw:start-glue-point="8" draw:end-shape="id11" svg:d="M12367 16494l-1 3556" svg:viewBox="0 0 2 3557">
          <text:p/>
        </draw:connector>
        <draw:connector draw:style-name="gr4" draw:text-style-name="P1" draw:layer="layout" draw:type="line" svg:x1="12.367cm" svg:y1="22.717cm" svg:x2="12.367cm" svg:y2="26.4cm" draw:start-shape="id11" draw:start-glue-point="6" draw:end-shape="id12" draw:end-glue-point="5" svg:d="M12367 22717v3683" svg:viewBox="0 0 1 3684">
          <text:p/>
        </draw:connector>
        <draw:frame draw:style-name="gr11" draw:layer="layout" svg:width="3.937cm" svg:height="1.266cm" svg:x="6.461cm" svg:y="13.827cm">
          <draw:text-box>
            <text:p>Decryption</text:p>
          </draw:text-box>
        </draw:frame>
        <draw:custom-shape draw:style-name="gr2" draw:text-style-name="P1" xml:id="id3" draw:id="id3" draw:layer="layout" svg:width="5.334cm" svg:height="4.064cm" svg:x="18.766cm" svg:y="6.842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7" draw:text-style-name="P3" xml:id="id13" draw:id="id13" draw:layer="layout" svg:width="3.626cm" svg:height="3.096cm" svg:x="19.528cm" svg:y="7.604cm">
          <draw:text-box>
            <text:p text:style-name="P1"><text:span text:style-name="T2">Ask user</text:span></text:p>
            <text:p text:style-name="P1"><text:span text:style-name="T2"><text:s/></text:span><text:span text:style-name="T2">whether to</text:span></text:p>
            <text:p text:style-name="P1"><text:span text:style-name="T2"><text:s/></text:span><text:span text:style-name="T2">encrypt or</text:span></text:p>
            <text:p text:style-name="P1"><text:span text:style-name="T2"><text:s/></text:span><text:span text:style-name="T2">decrypt</text:span></text:p>
          </draw:text-box>
        </draw:frame>
        <draw:custom-shape draw:style-name="gr8" draw:text-style-name="P4" xml:id="id14" draw:id="id14" draw:layer="layout" svg:width="5.461cm" svg:height="2.54cm" svg:x="18.653cm" svg:y="12.938cm">
          <text:p text:style-name="P1"><text:span text:style-name="T3">Enter the location</text:span></text:p>
          <text:p text:style-name="P1"><text:span text:style-name="T3">of text file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9" draw:text-style-name="P1" xml:id="id15" draw:id="id15" draw:layer="layout" svg:width="4.699cm" svg:height="2.667cm" svg:x="19.02cm" svg:y="17.51cm">
          <text:p text:style-name="P1">Encryption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1" draw:layer="layout" draw:type="line" svg:x1="21.341cm" svg:y1="10.7cm" svg:x2="21.384cm" svg:y2="12.938cm" draw:start-shape="id13" draw:start-glue-point="2" draw:end-shape="id14" draw:end-glue-point="5" svg:d="M21341 10700l43 2238" svg:viewBox="0 0 44 2239">
          <text:p/>
        </draw:connector>
        <draw:connector draw:style-name="gr4" draw:text-style-name="P1" draw:layer="layout" draw:type="line" svg:x1="21.384cm" svg:y1="15.478cm" svg:x2="21.37cm" svg:y2="17.51cm" draw:start-shape="id14" draw:start-glue-point="8" draw:end-shape="id15" draw:end-glue-point="4" svg:d="M21384 15478l-14 2032" svg:viewBox="0 0 15 2033">
          <text:p/>
        </draw:connector>
        <draw:connector draw:style-name="gr4" draw:text-style-name="P1" draw:layer="layout" draw:type="line" svg:x1="21.37cm" svg:y1="20.177cm" svg:x2="21.37cm" svg:y2="22.336cm" draw:start-shape="id15" draw:start-glue-point="6" svg:d="M21370 20177v2159" svg:viewBox="0 0 1 2160">
          <text:p/>
        </draw:connector>
        <draw:frame draw:style-name="gr10" draw:layer="layout" svg:width="4.699cm" svg:height="1.647cm" svg:x="21.687cm" svg:y="10.783cm">
          <draw:text-box>
            <text:p>Encryption</text:p>
          </draw:text-box>
        </draw:frame>
        <draw:custom-shape draw:style-name="gr8" draw:text-style-name="P4" xml:id="id16" draw:id="id16" draw:layer="layout" svg:width="5.461cm" svg:height="2.54cm" svg:x="26.132cm" svg:y="7.604cm">
          <text:p text:style-name="P1"><text:span text:style-name="T3">Enter the location</text:span></text:p>
          <text:p text:style-name="P1"><text:span text:style-name="T3">of text file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9" draw:text-style-name="P1" xml:id="id17" draw:id="id17" draw:layer="layout" svg:width="4.699cm" svg:height="2.667cm" svg:x="26.513cm" svg:y="13.7cm">
          <text:p text:style-name="P1">Decryptio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4" xml:id="id18" draw:id="id18" draw:layer="layout" svg:width="5.461cm" svg:height="2.54cm" svg:x="26.132cm" svg:y="20.05cm">
          <text:p text:style-name="P1"><text:span text:style-name="T3">Save Output as </text:span></text:p>
          <text:p text:style-name="P1"><text:span text:style-name="T3">decrypted.txt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4" draw:text-style-name="P1" draw:layer="layout" draw:type="line" svg:x1="24.1cm" svg:y1="8.874cm" svg:x2="26.678cm" svg:y2="8.874cm" draw:start-shape="id3" draw:start-glue-point="7" draw:end-shape="id16" draw:end-glue-point="6" svg:d="M24100 8874h2578" svg:viewBox="0 0 2579 1">
          <text:p/>
        </draw:connector>
        <draw:connector draw:style-name="gr4" draw:text-style-name="P1" draw:layer="layout" draw:type="line" svg:x1="28.863cm" svg:y1="10.144cm" svg:x2="28.862cm" svg:y2="13.7cm" draw:start-shape="id16" draw:start-glue-point="8" draw:end-shape="id17" svg:d="M28863 10144l-1 3556" svg:viewBox="0 0 2 3557">
          <text:p/>
        </draw:connector>
        <draw:connector draw:style-name="gr4" draw:text-style-name="P1" draw:layer="layout" draw:type="line" svg:x1="28.863cm" svg:y1="16.367cm" svg:x2="28.863cm" svg:y2="20.05cm" draw:start-shape="id17" draw:start-glue-point="6" draw:end-shape="id18" draw:end-glue-point="5" svg:d="M28863 16367v3683" svg:viewBox="0 0 1 3684">
          <text:p/>
        </draw:connector>
        <draw:frame draw:style-name="gr11" draw:layer="layout" svg:width="3.937cm" svg:height="1.266cm" svg:x="22.957cm" svg:y="7.477cm">
          <draw:text-box>
            <text:p>Decryption</text:p>
          </draw:text-box>
        </draw:frame>
        <draw:connector draw:style-name="gr4" draw:text-style-name="P1" draw:layer="layout" draw:type="line" svg:x1="4.972cm" svg:y1="10.827cm" svg:x2="4.937cm" svg:y2="13.192cm" draw:start-shape="id19" draw:start-glue-point="2" draw:end-shape="id9" draw:end-glue-point="4" svg:d="M4972 10827l-35 2365" svg:viewBox="0 0 36 2366">
          <text:p/>
        </draw:connector>
        <draw:custom-shape draw:style-name="gr8" draw:text-style-name="P4" xml:id="id20" draw:id="id20" draw:layer="layout" svg:width="5.461cm" svg:height="2.54cm" svg:x="18.526cm" svg:y="22.717cm">
          <text:p text:style-name="P1"><text:span text:style-name="T3">Save Output as </text:span></text:p>
          <text:p text:style-name="P1"><text:span text:style-name="T3">encrypted.txt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4" draw:text-style-name="P1" draw:layer="layout" svg:x1="12.367cm" svg:y1="28.94cm" svg:x2="20.685cm" svg:y2="38.465cm" draw:start-shape="id12" draw:start-glue-point="8" draw:end-shape="id8" svg:d="M12367 28940v4763h8318v4762" svg:viewBox="0 0 8319 9526">
          <text:p/>
        </draw:connector>
        <draw:connector draw:style-name="gr4" draw:text-style-name="P1" draw:layer="layout" svg:x1="28.863cm" svg:y1="22.59cm" svg:x2="20.685cm" svg:y2="40.243cm" draw:start-shape="id18" draw:start-glue-point="8" draw:end-shape="id8" draw:end-glue-point="6" svg:d="M28863 22590v18155h-8178v-502" svg:viewBox="0 0 8179 18156">
          <text:p/>
        </draw:connector>
        <draw:connector draw:style-name="gr4" draw:text-style-name="P1" draw:layer="layout" svg:x1="21.257cm" svg:y1="25.257cm" svg:x2="22.971cm" svg:y2="39.354cm" draw:start-shape="id20" draw:start-glue-point="8" draw:end-shape="id8" draw:end-glue-point="7" svg:d="M21257 25257v6605h2216v7492h-502" svg:viewBox="0 0 2217 1409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" svg:font-family="'Noto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.012cm" fo:page-height="59.4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aiprashanth </meta:initial-creator>
    <meta:creation-date>2014-12-14T21:31:00.486506909</meta:creation-date>
    <dc:date>2014-12-14T22:49:15.585323194</dc:date>
    <dc:creator>Jaiprashanth </dc:creator>
    <meta:editing-duration>PT15M56S</meta:editing-duration>
    <meta:editing-cycles>4</meta:editing-cycles>
    <meta:generator>LibreOffice/4.2.7.2$Linux_X86_64 LibreOffice_project/420m0$Build-2</meta:generator>
    <meta:document-statistic meta:object-count="45"/>
  </office:meta>
</office:document-meta>
</file>